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OBLES ESPINOZA, JAVIER JULI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70729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TA AN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288960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BLES ESPINOZA, JAVIER JULIA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70729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28896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28975865</text:p>
          </table:table-cell>
          <table:table-cell table:style-name="Tabla2.D3" office:value-type="string">
            <text:p text:style-name="P17">6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3:29:4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